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a69" officeooo:paragraph-rsid="00046a69"/>
    </style:style>
    <style:style style:name="P2" style:family="paragraph" style:parent-style-name="Standard">
      <style:paragraph-properties fo:text-align="end" style:justify-single-word="false"/>
      <style:text-properties officeooo:rsid="00046a69" officeooo:paragraph-rsid="00046a69"/>
    </style:style>
    <style:style style:name="P3" style:family="paragraph" style:parent-style-name="Standard">
      <style:text-properties officeooo:rsid="00046a69" officeooo:paragraph-rsid="00046a69"/>
    </style:style>
    <style:style style:name="P4" style:family="paragraph" style:parent-style-name="Standard">
      <style:text-properties officeooo:rsid="0004ff29" officeooo:paragraph-rsid="0004ff29"/>
    </style:style>
    <style:style style:name="P5" style:family="paragraph" style:parent-style-name="Standard">
      <style:text-properties fo:font-weight="bold" officeooo:rsid="0004ff29" officeooo:paragraph-rsid="0004ff29" style:font-weight-asian="bold" style:font-weight-complex="bold"/>
    </style:style>
    <style:style style:name="P6" style:family="paragraph" style:parent-style-name="Standard">
      <style:text-properties fo:font-weight="bold" officeooo:rsid="000a877e" officeooo:paragraph-rsid="000a877e" style:font-weight-asian="bold" style:font-weight-complex="bold"/>
    </style:style>
    <style:style style:name="P7" style:family="paragraph" style:parent-style-name="Standard">
      <style:text-properties fo:font-weight="bold" officeooo:rsid="000c7df8" officeooo:paragraph-rsid="000c7df8" style:font-weight-asian="bold" style:font-weight-complex="bold"/>
    </style:style>
    <style:style style:name="P8" style:family="paragraph" style:parent-style-name="Standard">
      <style:text-properties fo:font-weight="bold" officeooo:rsid="000e4ffa" officeooo:paragraph-rsid="000e4ffa" style:font-weight-asian="bold" style:font-weight-complex="bold"/>
    </style:style>
    <style:style style:name="P9" style:family="paragraph" style:parent-style-name="Standard">
      <style:text-properties fo:font-weight="normal" officeooo:rsid="000e4ffa" officeooo:paragraph-rsid="000e4ffa" style:font-weight-asian="normal" style:font-weight-complex="normal"/>
    </style:style>
    <style:style style:name="P10" style:family="paragraph" style:parent-style-name="Standard">
      <style:text-properties fo:font-weight="normal" officeooo:rsid="000f2f63" officeooo:paragraph-rsid="000f2f63" style:font-weight-asian="normal" style:font-weight-complex="normal"/>
    </style:style>
    <style:style style:name="P11" style:family="paragraph" style:parent-style-name="Standard">
      <style:text-properties fo:font-weight="normal" officeooo:rsid="001043c8" officeooo:paragraph-rsid="001043c8" style:font-weight-asian="normal" style:font-weight-complex="normal"/>
    </style:style>
    <style:style style:name="P12" style:family="paragraph" style:parent-style-name="Standard">
      <style:text-properties fo:font-weight="normal" officeooo:rsid="00106c3b" officeooo:paragraph-rsid="00106c3b" style:font-weight-asian="normal" style:font-weight-complex="normal"/>
    </style:style>
    <style:style style:name="P13" style:family="paragraph" style:parent-style-name="Standard">
      <style:paragraph-properties fo:text-align="center" style:justify-single-word="false"/>
      <style:text-properties fo:font-weight="normal" officeooo:rsid="00106c3b" officeooo:paragraph-rsid="00106c3b" style:font-weight-asian="normal" style:font-weight-complex="normal"/>
    </style:style>
    <style:style style:name="P14" style:family="paragraph" style:parent-style-name="Standard">
      <style:text-properties fo:font-weight="normal" officeooo:rsid="0011392d" officeooo:paragraph-rsid="0011392d" style:font-weight-asian="normal" style:font-weight-complex="normal"/>
    </style:style>
    <style:style style:name="P15" style:family="paragraph" style:parent-style-name="Standard">
      <style:text-properties fo:font-weight="normal" officeooo:rsid="0014309e" officeooo:paragraph-rsid="0014309e" style:font-weight-asian="normal" style:font-weight-complex="normal"/>
    </style:style>
    <style:style style:name="P16" style:family="paragraph" style:parent-style-name="Standard">
      <style:text-properties fo:font-weight="normal" officeooo:rsid="0014c5e1" officeooo:paragraph-rsid="0014c5e1" style:font-weight-asian="normal" style:font-weight-complex="normal"/>
    </style:style>
    <style:style style:name="P17" style:family="paragraph" style:parent-style-name="Standard">
      <style:text-properties fo:font-weight="normal" officeooo:rsid="001563cc" officeooo:paragraph-rsid="001643f4" style:font-weight-asian="normal" style:font-weight-complex="normal"/>
    </style:style>
    <style:style style:name="P18" style:family="paragraph" style:parent-style-name="Standard">
      <style:text-properties officeooo:rsid="000a877e" officeooo:paragraph-rsid="000a877e"/>
    </style:style>
    <style:style style:name="T1" style:family="text">
      <style:text-properties fo:font-weight="normal" style:font-weight-asian="normal" style:font-weight-complex="normal"/>
    </style:style>
    <style:style style:name="T2" style:family="text">
      <style:text-properties officeooo:rsid="000e7746"/>
    </style:style>
    <style:style style:name="T3" style:family="text">
      <style:text-properties officeooo:rsid="00122678"/>
    </style:style>
    <style:style style:name="T4" style:family="text">
      <style:text-properties officeooo:rsid="00134456"/>
    </style:style>
    <style:style style:name="T5" style:family="text">
      <style:text-properties officeooo:rsid="001643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09/2019</text:p>
      <text:p text:style-name="P1"/>
      <text:p text:style-name="P1">Maven es una herramienta que te hace un fichero xml para gestionar dependencias (sistema de gestión de dependencias). Si necesitas una librería, él te la descarga automáticamente.</text:p>
      <text:p text:style-name="P1"/>
      <text:p text:style-name="P18">Nota de Arantxa: Es como un sistema de organización que te organiza todo el proyecto.</text:p>
      <text:p text:style-name="P1"/>
      <text:p text:style-name="P1">La inclusión de dependencias es un patrón de programación que permite delegar trabajo en una clase (por ejemplo).</text:p>
      <text:p text:style-name="P1"/>
      <text:p text:style-name="P5">Inyección de dependencias:</text:p>
      <text:p text:style-name="P4">Se define un contexto en el que se definen todas las clases que se necesitan. Luego, cuando se necesita, se crea una instancia de dicha clase. Entonces, no hacemos un “new” en las nuevas clases, sino que inyecte dicha instancia de dicha clase. Así, el contexto, incluirá las dependencias necesarias cada vez que se use cada nueva instancia en las nuevas clases.</text:p>
      <text:p text:style-name="P4"/>
      <text:p text:style-name="P5">Inversión de control:</text:p>
      <text:p text:style-name="P6"><text:span text:style-name="T1">Nos olvidamos de los desctructores y de los recolectores de basura, queda todo automatizado.</text:span></text:p>
      <text:p text:style-name="P6"><text:span text:style-name="T1"/></text:p>
      <text:p text:style-name="P7"><text:span text:style-name="T1">Si tenemos una inyección de dependencias, no se usan las clases estáticas, porque es una tontería.</text:span></text:p>
      <text:p text:style-name="P7"><text:span text:style-name="T1"/></text:p>
      <text:p text:style-name="P8">Etiquetas de Spring:</text:p>
      <text:p text:style-name="P9"><text:tab/>- @Service.</text:p>
      <text:p text:style-name="P9"><text:tab/>- @Compoment.</text:p>
      <text:p text:style-name="P9"><text:tab/>- @Repository.</text:p>
      <text:p text:style-name="P9">Para Spring, las tres son iguales, pero, a nivel semántico, nos permite distinguir entre una aplicación u otra. <text:span text:style-name="T2">Normalmente, si es transversal al proyecto, ponemos “Component”.</text:span></text:p>
      <text:p text:style-name="P10"/>
      <text:p text:style-name="P10">Cuando se inicia una aplicación de Spring, lo primero que hace es levantar el contexto (bolsa o nube donde se encuentran todos los “bin” que se definan. Justo después, empieza a buscar en el programa, todas las clases que tengan las etiquetas de Spring. Cuando encuentra una, hace un new y crea la clase y, donde se tenga que utilizar, se utilizará,a ya Spring se encargará de inyectarla.</text:p>
      <text:p text:style-name="P10"/>
      <text:p text:style-name="P11">La etiqueta @Autowired indica a Spring que esa operación, se inyecta (es inyectable).</text:p>
      <text:p text:style-name="P11"/>
      <text:p text:style-name="P11"/>
      <text:p text:style-name="P13">←Ejemplo de aplicación de inyección→ </text:p>
      <text:p text:style-name="P13"/>
      <text:p text:style-name="P11"/>
      <text:p text:style-name="P12">Inyectar clases no es lo importante de Spring, lo mejor que tiene, es que es capaz de inyectar interfaces.</text:p>
      <text:p text:style-name="P12"/>
      <text:p text:style-name="P14">Cuando tenemos ambigüedad de clases, lo resolvemos con la etiqueta “@Primary”. También hay otra forma que implica a cómo se levante la aplicación <text:span text:style-name="T3">(@Profile)</text:span>, entonces, inyectará una clase u otra. <text:span text:style-name="T4">Es importante saberlo porque no sabemos si vamos a tener varias implementaciones con una misma interfaz.</text:span></text:p>
      <text:p text:style-name="P14"/>
      <text:p text:style-name="P15">Con MapperService podemos crear objetos a partir de otro objeto. Esto se hace con plantillas de Java.</text:p>
      <text:p text:style-name="P15"/>
      <text:p text:style-name="P16">También hay otra opción, que es inyectando el MapperService. No es eficiente porque acopla el código mucho.</text:p>
      <text:p text:style-name="P16"><text:soft-page-break/></text:p>
      <text:p text:style-name="P16">Lo mejor es inyección mediante interfaces. Cuando hay una interfaz y una implementación, no hay problema. También podemos anotar las implementaciones con @Primary o @Profile. Y si no, mediante plantillas, que es el más cómodo cuando se tienen varios objetos.</text:p>
      <text:p text:style-name="P16"/>
      <text:p text:style-name="P17">Patrón de diseño SOLID: Mirar qué es.</text:p>
      <text:p text:style-name="P17"/>
      <text:p text:style-name="P17"><text:span text:style-name="T5">Ejercicio: User etnity que tenga nombre, apellidos, dni, fecha de nacimiento. En el dto la edad. En el entity la fecha de nacimiento. Un Mapped que se encargue de pasar de userDto a userEntity. Otro Mapped que se encargue de pasar de userEntity a userDto. Implementar las dos clases con sus propiedades, geter y seter. Crear un userdto y convertirlo al entity y luego al revés. Hacer la inyección con interfaces (las 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21:47.096355867</meta:creation-date>
    <dc:date>2019-09-25T16:19:33.814518881</dc:date>
    <meta:editing-duration>PT1H47M5S</meta:editing-duration>
    <meta:editing-cycles>16</meta:editing-cycles>
    <meta:generator>LibreOffice/6.1.5.2$Linux_X86_64 LibreOffice_project/10$Build-2</meta:generator>
    <meta:document-statistic meta:table-count="0" meta:image-count="0" meta:object-count="0" meta:page-count="2" meta:paragraph-count="24" meta:word-count="499" meta:character-count="3063" meta:non-whitespace-character-count="2584"/>
  </office:meta>
</office:document-meta>
</file>